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detail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 detail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me of the blog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Blog creation dat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Copyright condit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Blog versio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LinkEdit</text:p>
          </table:table-cell>
          <table:table-cell table:style-name="TableCell65">
            <text:p text:style-name="P66">Edit details</text:p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2:05:00Z</dc:date>
    <meta:template xlink:href="Normal.dotm" xlink:type="simple"/>
    <meta:editing-cycles>9</meta:editing-cycles>
    <meta:editing-duration>PT120S</meta:editing-duration>
    <meta:document-statistic meta:page-count="1" meta:paragraph-count="1" meta:word-count="39" meta:character-count="274" meta:row-count="1" meta:non-whitespace-character-count="236"/>
  </office:meta>
</office:document-meta>
</file>